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table>
      <mtr>
        <mtd>
          <mrow>
            <mi mathvariant="normal">Δ</mi>
            <mi mathvariant="normal">ϕ</mi>
            <mrow>
              <mspace width="0.5em"/>
              <mo stretchy="false">=</mo>
              <mspace width="0.5em"/>
            </mrow>
            <mrow>
              <msub>
                <mi mathvariant="normal">ϕ</mi>
                <mrow>
                  <mo stretchy="false">−</mo>
                  <mspace width="0.5em"/>
                </mrow>
              </msub>
              <mo stretchy="false">−</mo>
              <mspace width="0.5em"/>
            </mrow>
            <mrow>
              <msub>
                <mi mathvariant="normal">ϕ</mi>
                <mrow>
                  <mo stretchy="false">+</mo>
                  <mspace width="0.5em"/>
                </mrow>
              </msub>
              <mo stretchy="false">=</mo>
              <mrow>
                <mspace width="0.5em"/>
                <mo stretchy="false">−</mo>
                <mfrac>
                  <mn>1</mn>
                  <msub>
                    <mi mathvariant="normal">ε</mi>
                    <mn>0</mn>
                  </msub>
                </mfrac>
              </mrow>
            </mrow>
            <mspace width="0.5em"/>
            <mi>D</mi>
          </mrow>
        </mtd>
      </mtr>
      <mtr>
        <mtd columnalign="left">
          <mrow>
            <mi mathvariant="normal">Δ</mi>
            <mi mathvariant="normal">ϕ</mi>
            <mrow>
              <mspace width="0.5em"/>
              <mo stretchy="false">=</mo>
              <mrow>
                <mspace width="0.5em"/>
                <mo stretchy="false">−</mo>
                <mfrac>
                  <mn>1</mn>
                  <msub>
                    <mi mathvariant="normal">ε</mi>
                    <mn>0</mn>
                  </msub>
                </mfrac>
              </mrow>
            </mrow>
            <mspace width="0.5em"/>
            <mi>D</mi>
            <mrow>
              <mo fence="true" stretchy="false">(</mo>
              <mrow>
                <mrow>
                  <mstyle mathvariant="bold">
                    <mi>r</mi>
                  </mstyle>
                  <mi>'</mi>
                </mrow>
              </mrow>
              <mo fence="true" stretchy="false">)</mo>
            </mrow>
          </mrow>
        </mtd>
      </mtr>
    </mtable>
    <annotation encoding="StarMath 5.0">%DELTA %iphi `=` %iphi _- `-` %iphi _+ `=` - 1 over %varepsilon_0 ` D newline
alignl %DELTA %iphi `=` - 1 over %varepsilon_0 ` D ( { bold r } ' 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4T16:34:35.893000000</meta:creation-date>
    <meta:generator>LibreOffice/4.2.4.2$Windows_x86 LibreOffice_project/63150712c6d317d27ce2db16eb94c2f3d7b699f8</meta:generator>
  </office:meta>
</office:document-meta>
</file>